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88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3.134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16.261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3.413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7.491cm"/>
    </style:style>
    <style:style style:name="co11" style:family="table-column">
      <style:table-column-properties fo:break-before="auto" style:column-width="3.108cm"/>
    </style:style>
    <style:style style:name="co12" style:family="table-column">
      <style:table-column-properties fo:break-before="auto" style:column-width="4.662cm"/>
    </style:style>
    <style:style style:name="co13" style:family="table-column">
      <style:table-column-properties fo:break-before="auto" style:column-width="4.745cm"/>
    </style:style>
    <style:style style:name="co14" style:family="table-column">
      <style:table-column-properties fo:break-before="auto" style:column-width="2.52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Nº Registro</text:p>
          </table:table-cell>
          <table:table-cell office:value-type="string">
            <text:p>Medicamento</text:p>
          </table:table-cell>
          <table:table-cell office:value-type="string">
            <text:p>Laboratorio</text:p>
          </table:table-cell>
          <table:table-cell office:value-type="string">
            <text:p>Fecha Aut.</text:p>
          </table:table-cell>
          <table:table-cell office:value-type="string">
            <text:p>Estado</text:p>
          </table:table-cell>
          <table:table-cell office:value-type="string">
            <text:p>Fecha Estado</text:p>
          </table:table-cell>
          <table:table-cell office:value-type="string">
            <text:p>Cód. ATC</text:p>
          </table:table-cell>
          <table:table-cell office:value-type="string">
            <text:p>Principios Activos</text:p>
          </table:table-cell>
          <table:table-cell office:value-type="string">
            <text:p>Nº P. Activos</text:p>
          </table:table-cell>
          <table:table-cell office:value-type="string">
            <text:p>¿Comercializado?</text:p>
          </table:table-cell>
          <table:table-cell office:value-type="string">
            <text:p>¿Triangulo Amarillo?</text:p>
          </table:table-cell>
          <table:table-cell office:value-type="string">
            <text:p>Observaciones</text:p>
          </table:table-cell>
          <table:table-cell office:value-type="string">
            <text:p>¿Sustituible?</text:p>
          </table:table-cell>
          <table:table-cell office:value-type="string">
            <text:p>¿Afecta conducción?</text:p>
          </table:table-cell>
          <table:table-cell office:value-type="string">
            <text:p>¿Problemas de suministro?</text:p>
          </table:table-cell>
          <table:table-cell/>
        </table:table-row>
        <table:table-row table:style-name="ro1">
          <table:table-cell office:value-type="string">
            <text:p>40537</text:p>
          </table:table-cell>
          <table:table-cell office:value-type="string">
            <text:p>INACID 25 mg CAPSULAS DURAS</text:p>
          </table:table-cell>
          <table:table-cell office:value-type="string">
            <text:p>H.A.C. Pharma</text:p>
          </table:table-cell>
          <table:table-cell office:value-type="string">
            <text:p>01/03/1965</text:p>
          </table:table-cell>
          <table:table-cell office:value-type="string">
            <text:p>Autorizado</text:p>
          </table:table-cell>
          <table:table-cell office:value-type="string">
            <text:p>01/03/1965</text:p>
          </table:table-cell>
          <table:table-cell office:value-type="string">
            <text:p>M01AB01</text:p>
          </table:table-cell>
          <table:table-cell office:value-type="string">
            <text:p>INDOMETACINA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Medicamento Sujeto A Prescripción Médica</text:p>
          </table:table-cell>
          <table:table-cell/>
          <table:table-cell table:number-columns-repeated="2" office:value-type="string">
            <text:p>NO</text:p>
          </table:table-cell>
          <table:table-cell/>
        </table:table-row>
        <table:table-row table:style-name="ro1">
          <table:table-cell office:value-type="string">
            <text:p>7235</text:p>
          </table:table-cell>
          <table:table-cell office:value-type="string">
            <text:p>PASSIFLORINE SOLUCION ORAL</text:p>
          </table:table-cell>
          <table:table-cell office:value-type="string">
            <text:p>Chiesi España, S.A.</text:p>
          </table:table-cell>
          <table:table-cell office:value-type="string">
            <text:p>01/08/1925</text:p>
          </table:table-cell>
          <table:table-cell office:value-type="string">
            <text:p>Anulado</text:p>
          </table:table-cell>
          <table:table-cell office:value-type="string">
            <text:p>03/07/2017</text:p>
          </table:table-cell>
          <table:table-cell office:value-type="string">
            <text:p>N05CM</text:p>
          </table:table-cell>
          <table:table-cell office:value-type="string">
            <text:p>PASSIFLORA INCARNATA EXTO, SALIX ALBA EXTO, CRATAEGUS OXYACANTHA TINTURA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</text:p>
          </table:table-cell>
          <table:table-cell office:value-type="string">
            <text:p>Sin Receta</text:p>
          </table:table-cell>
          <table:table-cell/>
          <table:table-cell office:value-type="string">
            <text:p>SI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string">
            <text:p>18329</text:p>
          </table:table-cell>
          <table:table-cell office:value-type="string">
            <text:p>TIOBARBITAL BRAUN 1 G</text:p>
          </table:table-cell>
          <table:table-cell office:value-type="string">
            <text:p>B. Braun Medical, S.A.</text:p>
          </table:table-cell>
          <table:table-cell office:value-type="string">
            <text:p>01/12/1952</text:p>
          </table:table-cell>
          <table:table-cell office:value-type="string">
            <text:p>Autorizado</text:p>
          </table:table-cell>
          <table:table-cell office:value-type="string">
            <text:p>01/12/1952</text:p>
          </table:table-cell>
          <table:table-cell office:value-type="string">
            <text:p>N01AF03</text:p>
          </table:table-cell>
          <table:table-cell office:value-type="string">
            <text:p>TIOPENTAL SODICO</text:p>
          </table:table-cell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Uso Hospitalario</text:p>
          </table:table-cell>
          <table:table-cell/>
          <table:table-cell office:value-type="string">
            <text:p>SI</text:p>
          </table:table-cell>
          <table:table-cell office:value-type="string">
            <text:p>NO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P1" style:volatile="true">
      <number:text>  (</number:text>
      <number:number number:decimal-places="0" number:min-integer-digits="1" number:grouping="true"/>
      <number:text>)</number:text>
    </number:number-style>
    <number:number-style style:name="N108P2" style:volatile="true">
      <number:text>-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12P0" style:volatile="true">
      <number:text>$ </number:text>
      <number:number number:decimal-places="0" number:min-integer-digits="1" number:grouping="true"/>
      <number:text> </number:text>
    </number:number-style>
    <number:number-style style:name="N112P1" style:volatile="true">
      <number:text>$ (</number:text>
      <number:number number:decimal-places="0" number:min-integer-digits="1" number:grouping="true"/>
      <number:text>)</number:text>
    </number:number-style>
    <number:number-style style:name="N112P2" style:volatile="true">
      <number:text>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5P0" style:volatile="true">
      <number:number number:decimal-places="2" number:min-integer-digits="1" number:grouping="true"/>
      <number:text> </number:text>
    </number:number-style>
    <number:number-style style:name="N115P1" style:volatile="true">
      <number:text>  (</number:text>
      <number:number number:decimal-places="2" number:min-integer-digits="1" number:grouping="true"/>
      <number:text>)</number:text>
    </number:number-style>
    <number:number-style style:name="N115P2" style:volatile="true">
      <number:text>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$ </number:text>
      <number:number number:decimal-places="2" number:min-integer-digits="1" number:grouping="true"/>
      <number:text> </number:text>
    </number:number-style>
    <number:number-style style:name="N118P1" style:volatile="true">
      <number:text>$ (</number:text>
      <number:number number:decimal-places="2" number:min-integer-digits="1" number:grouping="true"/>
      <number:text>)</number:text>
    </number:number-style>
    <number:number-style style:name="N118P2" style:volatile="true">
      <number:text>$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3">03/03/2020</text:date>, <text:time>21:54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21:19:26.09</meta:creation-date>
    <dc:date>2020-03-03T21:54:14.34</dc:date>
    <meta:editing-duration>PT19M39S</meta:editing-duration>
    <meta:editing-cycles>2</meta:editing-cycles>
    <meta:generator>OpenOffice/4.1.7$Win32 OpenOffice.org_project/417m1$Build-9800</meta:generator>
    <meta:document-statistic meta:table-count="1" meta:cell-count="57" meta:object-count="0"/>
  </office:meta>
</office:document-meta>
</file>